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officeooo:rsid="001a1b7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mergent Informational Universe: Simulation Script Manual</text:h>
      <text:p text:style-name="Text_20_body">This script (<text:span text:style-name="Source_20_Text">emergent_</text:span><text:span text:style-name="Source_20_Text"><text:span text:style-name="T1">information</text:span></text:span><text:span text:style-name="Source_20_Text">_simulation.py</text:span>) demonstrates a toy model of an <text:span text:style-name="Strong_20_Emphasis">emergent informational universe</text:span>, where local collapse events, memory feedback, and a repulsive vector field shape a probability/energy grid over time. The simulation produces an animation (<text:span text:style-name="Source_20_Text">.gif</text:span>) and logs data for analysis.</text:p>
      <text:h text:style-name="Heading_20_2" text:outline-level="2">Overview</text:h>
      <text:list text:style-name="L1">
        <text:list-item>
          <text:p text:style-name="P1"><text:span text:style-name="Strong_20_Emphasis">Grid &amp; Energy Fields</text:span></text:p>
          <text:list>
            <text:list-item>
              <text:p text:style-name="P1"><text:span text:style-name="Strong_20_Emphasis">Grid:</text:span> A 2D real-valued array (0–1) representing a probability or “quantum” field.</text:p>
            </text:list-item>
            <text:list-item>
              <text:p text:style-name="P1"><text:span text:style-name="Strong_20_Emphasis">Energy:</text:span> A parallel 2D array tracking injected energy, diffusion, and dissipation.</text:p>
            </text:list-item>
          </text:list>
        </text:list-item>
        <text:list-item>
          <text:p text:style-name="P1"><text:span text:style-name="Strong_20_Emphasis">Memory Feedback</text:span></text:p>
          <text:list>
            <text:list-item>
              <text:p text:style-name="P1">Tracks regions where collapses have occurred, biasing future updates.</text:p>
            </text:list-item>
            <text:list-item>
              <text:p text:style-name="P1">Decays over time but influences how local cells evolve.</text:p>
            </text:list-item>
          </text:list>
        </text:list-item>
        <text:list-item>
          <text:p text:style-name="P1"><text:span text:style-name="Strong_20_Emphasis">Vector Field</text:span></text:p>
          <text:list>
            <text:list-item>
              <text:p text:style-name="P1">Derived from local gradients of the energy field.</text:p>
            </text:list-item>
            <text:list-item>
              <text:p text:style-name="P1">Undergoes smoothing and saturation (“pressure release”) to prevent runaway buildup.</text:p>
            </text:list-item>
            <text:list-item>
              <text:p text:style-name="P1">Displays as arrows colored by memory feedback, providing a visual sense of “information flow.”</text:p>
            </text:list-item>
          </text:list>
        </text:list-item>
        <text:list-item>
          <text:p text:style-name="P1"><text:span text:style-name="Strong_20_Emphasis">Collapses</text:span></text:p>
          <text:list>
            <text:list-item>
              <text:p text:style-name="P1">Occur in random 3×3 regions of the grid.</text:p>
            </text:list-item>
            <text:list-item>
              <text:p text:style-name="P1">Inject energy, discretize values (like a partial measurement), and leave behind a memory imprint.</text:p>
            </text:list-item>
            <text:list-item>
              <text:p text:style-name="P1">Can be set to happen under different modes:</text:p>
              <text:list>
                <text:list-item>
                  <text:p text:style-name="P1"><text:span text:style-name="Strong_20_Emphasis">simple</text:span>: collapses every fixed interval of frames.</text:p>
                </text:list-item>
                <text:list-item>
                  <text:p text:style-name="P1"><text:span text:style-name="Strong_20_Emphasis">standard</text:span>: collapses only within a defined frame range, at certain intervals.</text:p>
                </text:list-item>
                <text:list-item>
                  <text:p text:style-name="P1">or a <text:span text:style-name="Strong_20_Emphasis">default</text:span> random approach.</text:p>
                </text:list-item>
              </text:list>
            </text:list-item>
          </text:list>
        </text:list-item>
        <text:list-item>
          <text:p text:style-name="P1"><text:span text:style-name="Strong_20_Emphasis">Metrics</text:span></text:p>
          <text:list>
            <text:list-item>
              <text:p text:style-name="P1"><text:span text:style-name="Strong_20_Emphasis">Entropy:</text:span> Shannon entropy of the grid, showing how “spread out” the probabilities are.</text:p>
            </text:list-item>
            <text:list-item>
              <text:p text:style-name="P1"><text:span text:style-name="Strong_20_Emphasis">Total Energy:</text:span> Sum of the energy field, scaled by <text:span text:style-name="Source_20_Text">energy_scale</text:span> for macroscopic interpretation.</text:p>
            </text:list-item>
          </text:list>
        </text:list-item>
        <text:list-item>
          <text:p text:style-name="P1"><text:soft-page-break/><text:span text:style-name="Strong_20_Emphasis">Animation &amp; Logs</text:span></text:p>
          <text:list>
            <text:list-item>
              <text:p text:style-name="P1">An animated GIF (<text:span text:style-name="Source_20_Text">emergent_i</text:span><text:span text:style-name="Source_20_Text"><text:span text:style-name="T1">nformation</text:span></text:span><text:span text:style-name="Source_20_Text">_simulation.gif</text:span>) captures the grid, vector field, memory map, and metrics over frames.</text:p>
            </text:list-item>
            <text:list-item>
              <text:p text:style-name="P1">CSV logs:</text:p>
              <text:list>
                <text:list-item>
                  <text:p text:style-name="P1"><text:span text:style-name="Source_20_Text">improved_entropy_energy.csv</text:span>: logs entropy and total energy each frame.</text:p>
                </text:list-item>
                <text:list-item>
                  <text:p text:style-name="P1"><text:span text:style-name="Source_20_Text">improved_collapse_details.csv</text:span>: records when and where collapses occur.</text:p>
                </text:list-item>
              </text:list>
            </text:list-item>
          </text:list>
        </text:list-item>
        <text:list-item>
          <text:p text:style-name="P1"><text:span text:style-name="Strong_20_Emphasis">Post-Simulation Analysis</text:span></text:p>
          <text:list>
            <text:list-item>
              <text:p text:style-name="P1">PCA and clustering on the snapshots (saved as <text:span text:style-name="Source_20_Text">.npy</text:span> files in <text:span text:style-name="Source_20_Text">data/</text:span>) help visualize and interpret emergent structures.</text:p>
            </text:list-item>
            <text:list-item>
              <text:p text:style-name="P1">Produces additional files (<text:span text:style-name="Source_20_Text">grid_pca.npy</text:span>, <text:span text:style-name="Source_20_Text">energy_pca.npy</text:span>, etc.) for deeper analysis.</text:p>
            </text:list-item>
          </text:list>
        </text:list-item>
      </text:list>
      <text:p text:style-name="Horizontal_20_Line"/>
      <text:h text:style-name="Heading_20_2" text:outline-level="2">Script Components</text:h>
      <text:list text:style-name="L2">
        <text:list-item>
          <text:p text:style-name="P2"><text:span text:style-name="Strong_20_Emphasis">Parameters &amp; Settings</text:span></text:p>
          <text:list>
            <text:list-item>
              <text:p text:style-name="P2"><text:span text:style-name="Strong_20_Emphasis">Grid Size (</text:span><text:span text:style-name="Strong_20_Emphasis"><text:span text:style-name="Source_20_Text">grid_size</text:span></text:span><text:span text:style-name="Strong_20_Emphasis">)</text:span>: Size of the 2D probability/energy fields.</text:p>
            </text:list-item>
            <text:list-item>
              <text:p text:style-name="P2"><text:span text:style-name="Strong_20_Emphasis">Steps (</text:span><text:span text:style-name="Strong_20_Emphasis"><text:span text:style-name="Source_20_Text">steps</text:span></text:span><text:span text:style-name="Strong_20_Emphasis">)</text:span>: Number of simulation frames.</text:p>
            </text:list-item>
            <text:list-item>
              <text:p text:style-name="P2"><text:span text:style-name="Strong_20_Emphasis">Collapse &amp; Energy Update Parameters</text:span>: Controls base collapse probability, energy injection, diffusion, and dissipation rates.</text:p>
            </text:list-item>
            <text:list-item>
              <text:p text:style-name="P2"><text:span text:style-name="Strong_20_Emphasis">Memory &amp; Feedback</text:span>: Determines how strong memory influences updates, how it decays, and thresholds for boosting feedback.</text:p>
            </text:list-item>
            <text:list-item>
              <text:p text:style-name="P2"><text:span text:style-name="Strong_20_Emphasis">Vector Field Parameters</text:span>: Sets maximum vector speed, decay factor, and smoothing kernel.</text:p>
            </text:list-item>
            <text:list-item>
              <text:p text:style-name="P2"><text:span text:style-name="Strong_20_Emphasis">Modes (</text:span><text:span text:style-name="Strong_20_Emphasis"><text:span text:style-name="Source_20_Text">collapse_mode</text:span></text:span><text:span text:style-name="Strong_20_Emphasis">)</text:span>: Choose between <text:span text:style-name="Source_20_Text">simple</text:span>, <text:span text:style-name="Source_20_Text">standard</text:span>, or a default random approach for collapses.</text:p>
            </text:list-item>
          </text:list>
        </text:list-item>
        <text:list-item>
          <text:p text:style-name="P2"><text:span text:style-name="Strong_20_Emphasis">Initialization</text:span></text:p>
          <text:list>
            <text:list-item>
              <text:p text:style-name="P2">Creates empty or random fields (<text:span text:style-name="Source_20_Text">grid</text:span>, <text:span text:style-name="Source_20_Text">energy</text:span>, <text:span text:style-name="Source_20_Text">memory_feedback</text:span>, etc.).</text:p>
            </text:list-item>
            <text:list-item>
              <text:p text:style-name="P2">Sets up logs and seeds for reproducibility.</text:p>
            </text:list-item>
          </text:list>
        </text:list-item>
        <text:list-item>
          <text:p text:style-name="P2"><text:span text:style-name="Strong_20_Emphasis">Animation Setup</text:span></text:p>
          <text:list>
            <text:list-item>
              <text:p text:style-name="P2">Uses <text:span text:style-name="Source_20_Text">matplotlib.animation.FuncAnimation</text:span> to step through frames, calling <text:span text:style-name="Source_20_Text">animate(frame)</text:span>.</text:p>
            </text:list-item>
            <text:list-item>
              <text:p text:style-name="P2">Saves an animated GIF with <text:span text:style-name="Source_20_Text">anim.save()</text:span>.</text:p>
            </text:list-item>
          </text:list>
        </text:list-item>
        <text:list-item>
          <text:p text:style-name="P2"><text:span text:style-name="Strong_20_Emphasis">Core Functions</text:span></text:p>
          <text:list>
            <text:list-item>
              <text:p text:style-name="P2"><text:soft-page-break/><text:span text:style-name="Strong_20_Emphasis"><text:span text:style-name="Source_20_Text">update_grid(...)</text:span></text:span><text:span text:style-name="Strong_20_Emphasis">:</text:span> Updates grid cells using local averaging, noise, and memory feedback.</text:p>
            </text:list-item>
            <text:list-item>
              <text:p text:style-name="P2"><text:span text:style-name="Strong_20_Emphasis"><text:span text:style-name="Source_20_Text">collapse_grid(...)</text:span></text:span><text:span text:style-name="Strong_20_Emphasis">:</text:span> Selects a 3×3 region to partially discretize (like a measurement), injecting energy and marking memory.</text:p>
            </text:list-item>
            <text:list-item>
              <text:p text:style-name="P2"><text:span text:style-name="Strong_20_Emphasis"><text:span text:style-name="Source_20_Text">spread_energy(...)</text:span></text:span><text:span text:style-name="Strong_20_Emphasis">:</text:span> Applies diffusion, dissipation, and optional vector-based shifting.</text:p>
            </text:list-item>
            <text:list-item>
              <text:p text:style-name="P2"><text:span text:style-name="Strong_20_Emphasis"><text:span text:style-name="Source_20_Text">update_vector_field(...)</text:span></text:span><text:span text:style-name="Strong_20_Emphasis">:</text:span> Calculates local energy gradients, smooths them, and prevents saturation.</text:p>
            </text:list-item>
            <text:list-item>
              <text:p text:style-name="P2"><text:span text:style-name="Strong_20_Emphasis"><text:span text:style-name="Source_20_Text">animate(frame)</text:span></text:span><text:span text:style-name="Strong_20_Emphasis">:</text:span> The main loop each frame—updates fields, handles collapses, logs metrics, and draws subplots.</text:p>
            </text:list-item>
          </text:list>
        </text:list-item>
        <text:list-item>
          <text:p text:style-name="P2"><text:span text:style-name="Strong_20_Emphasis">Subplots</text:span></text:p>
          <text:list>
            <text:list-item>
              <text:p text:style-name="P2"><text:span text:style-name="Strong_20_Emphasis">Quantum Grid (left subplot):</text:span> Visualizes the grid (probabilities).</text:p>
            </text:list-item>
            <text:list-item>
              <text:p text:style-name="P2"><text:span text:style-name="Strong_20_Emphasis">Vector Field (center subplot):</text:span> Displays arrows (scaled &amp; colored by memory).</text:p>
            </text:list-item>
            <text:list-item>
              <text:p text:style-name="P2"><text:span text:style-name="Strong_20_Emphasis">Memory Map (right subplot):</text:span> Shows memory feedback heatmap.</text:p>
            </text:list-item>
            <text:list-item>
              <text:p text:style-name="P2"><text:span text:style-name="Strong_20_Emphasis">Metrics (bottom subplot):</text:span> Plots entropy (blue) and total energy (red) vs. frame.</text:p>
            </text:list-item>
          </text:list>
        </text:list-item>
        <text:list-item>
          <text:p text:style-name="P2"><text:span text:style-name="Strong_20_Emphasis">Post-Simulation Analysis</text:span></text:p>
          <text:list>
            <text:list-item>
              <text:p text:style-name="P2">Loads entropy/energy logs and <text:span text:style-name="Source_20_Text">.npy</text:span> snapshots.</text:p>
            </text:list-item>
            <text:list-item>
              <text:p text:style-name="P2">Performs PCA on grid/energy snapshots, does clustering (KMeans), and correlates principal components with entropy &amp; energy.</text:p>
            </text:list-item>
            <text:list-item>
              <text:p text:style-name="P2">Optionally visualizes PCA results with scatter plots.</text:p>
            </text:list-item>
          </text:list>
        </text:list-item>
      </text:list>
      <text:p text:style-name="Horizontal_20_Line"/>
      <text:h text:style-name="Heading_20_2" text:outline-level="2">Usage</text:h>
      <text:list text:style-name="L3">
        <text:list-item>
          <text:p text:style-name="P3"><text:span text:style-name="Strong_20_Emphasis">Install Dependencies</text:span></text:p>
          <text:list>
            <text:list-item>
              <text:p text:style-name="P3"><text:span text:style-name="Source_20_Text">numpy</text:span>, <text:span text:style-name="Source_20_Text">matplotlib</text:span>, <text:span text:style-name="Source_20_Text">torch</text:span>, <text:span text:style-name="Source_20_Text">scikit-learn</text:span>, <text:span text:style-name="Source_20_Text">scipy</text:span>.</text:p>
            </text:list-item>
            <text:list-item>
              <text:p text:style-name="P3">e.g., <text:span text:style-name="Source_20_Text">pip install numpy matplotlib torch scikit-learn scipy</text:span>.</text:p>
            </text:list-item>
          </text:list>
        </text:list-item>
        <text:list-item>
          <text:p text:style-name="P3"><text:span text:style-name="Strong_20_Emphasis">Run the Script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6:00:09.088529650</meta:creation-date>
    <dc:date>2025-03-25T16:05:20.011138360</dc:date>
    <meta:editing-duration>PT5M1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65" meta:word-count="596" meta:character-count="4078" meta:non-whitespace-character-count="3609"/>
  </office:meta>
</office:document-meta>
</file>